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33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8.4mm"/>
    </style:style>
    <style:style style:name="co5" style:family="table-column">
      <style:table-column-properties fo:break-before="auto" style:column-width="37.9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62.84mm" svg:height="143.7mm" svg:x="0mm" svg:y="0mm">
            <loext:p draw:notify-on-update-of-ranges="Sheet1.B1:Sheet1.B1 Sheet1.B2:Sheet1.B10 Sheet1.H1:Sheet1.H1 Sheet1.H2:Sheet1.H10 Sheet1.C1:Sheet1.C1 Sheet1.C2:Sheet1.C10 Sheet1.E1:Sheet1.E1 Sheet1.E2:Sheet1.E10 Sheet1.F1:Sheet1.F1 Sheet1.F2:Sheet1.F10 Sheet1.D1:Sheet1.D1 Sheet1.D2:Sheet1.D10 Sheet1.G1:Sheet1.G1 Sheet1.G2:Sheet1.G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rquivo</text:p>
          </table:table-cell>
          <table:table-cell office:value-type="string" calcext:value-type="string">
            <text:p>qtd_iteracoes</text:p>
          </table:table-cell>
          <table:table-cell office:value-type="string" calcext:value-type="string">
            <text:p>CUDA</text:p>
          </table:table-cell>
          <table:table-cell office:value-type="string" calcext:value-type="string">
            <text:p>Pthreads</text:p>
          </table:table-cell>
          <table:table-cell office:value-type="string" calcext:value-type="string">
            <text:p>OpenMP Tasks</text:p>
          </table:table-cell>
          <table:table-cell office:value-type="string" calcext:value-type="string">
            <text:p>OpenMP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CUDA Shared Memory</text:p>
          </table:table-cell>
        </table:table-row>
        <table:table-row table:style-name="ro1">
          <table:table-cell office:value-type="string" calcext:value-type="string">
            <text:p>arq_1000.in</text:p>
          </table:table-cell>
          <table:table-cell office:value-type="float" office:value="1000" calcext:value-type="float">
            <text:p>1000</text:p>
          </table:table-cell>
          <table:table-cell office:value-type="float" office:value="7.0192959309" calcext:value-type="float">
            <text:p>7,0192959309</text:p>
          </table:table-cell>
          <table:table-cell office:value-type="float" office:value="7.4277329445" calcext:value-type="float">
            <text:p>7,4277329445</text:p>
          </table:table-cell>
          <table:table-cell office:value-type="float" office:value="7.3437349796" calcext:value-type="float">
            <text:p>7,3437349796</text:p>
          </table:table-cell>
          <table:table-cell office:value-type="float" office:value="7.3487751484" calcext:value-type="float">
            <text:p>7,3487751484</text:p>
          </table:table-cell>
          <table:table-cell office:value-type="float" office:value="14.8581809998" calcext:value-type="float">
            <text:p>14,8581809998</text:p>
          </table:table-cell>
          <table:table-cell office:value-type="float" office:value="2.82161712646" calcext:value-type="float">
            <text:p>2,8216171265</text:p>
          </table:table-cell>
        </table:table-row>
        <table:table-row table:style-name="ro1">
          <table:table-cell office:value-type="string" calcext:value-type="string">
            <text:p>arq_1001.in</text:p>
          </table:table-cell>
          <table:table-cell office:value-type="float" office:value="2000" calcext:value-type="float">
            <text:p>2000</text:p>
          </table:table-cell>
          <table:table-cell office:value-type="float" office:value="13.6383578777" calcext:value-type="float">
            <text:p>13,6383578777</text:p>
          </table:table-cell>
          <table:table-cell office:value-type="float" office:value="14.5827548504" calcext:value-type="float">
            <text:p>14,5827548504</text:p>
          </table:table-cell>
          <table:table-cell office:value-type="float" office:value="14.4248440266" calcext:value-type="float">
            <text:p>14,4248440266</text:p>
          </table:table-cell>
          <table:table-cell office:value-type="float" office:value="14.4535970688" calcext:value-type="float">
            <text:p>14,4535970688</text:p>
          </table:table-cell>
          <table:table-cell office:value-type="float" office:value="27.4643528461" calcext:value-type="float">
            <text:p>27,4643528461</text:p>
          </table:table-cell>
          <table:table-cell office:value-type="float" office:value="5.46213293076" calcext:value-type="float">
            <text:p>5,4621329308</text:p>
          </table:table-cell>
        </table:table-row>
        <table:table-row table:style-name="ro1">
          <table:table-cell office:value-type="string" calcext:value-type="string">
            <text:p>arq_1002.in</text:p>
          </table:table-cell>
          <table:table-cell office:value-type="float" office:value="3000" calcext:value-type="float">
            <text:p>3000</text:p>
          </table:table-cell>
          <table:table-cell office:value-type="float" office:value="20.5587627888" calcext:value-type="float">
            <text:p>20,5587627888</text:p>
          </table:table-cell>
          <table:table-cell office:value-type="float" office:value="21.766228199" calcext:value-type="float">
            <text:p>21,766228199</text:p>
          </table:table-cell>
          <table:table-cell office:value-type="float" office:value="21.4893319607" calcext:value-type="float">
            <text:p>21,4893319607</text:p>
          </table:table-cell>
          <table:table-cell office:value-type="float" office:value="21.5780379772" calcext:value-type="float">
            <text:p>21,5780379772</text:p>
          </table:table-cell>
          <table:table-cell office:value-type="float" office:value="42.2826478481" calcext:value-type="float">
            <text:p>42,2826478481</text:p>
          </table:table-cell>
          <table:table-cell office:value-type="float" office:value="8.13177990913" calcext:value-type="float">
            <text:p>8,1317799091</text:p>
          </table:table-cell>
        </table:table-row>
        <table:table-row table:style-name="ro1">
          <table:table-cell office:value-type="string" calcext:value-type="string">
            <text:p>arq_1003.in</text:p>
          </table:table-cell>
          <table:table-cell office:value-type="float" office:value="4000" calcext:value-type="float">
            <text:p>4000</text:p>
          </table:table-cell>
          <table:table-cell office:value-type="float" office:value="27.3299281597" calcext:value-type="float">
            <text:p>27,3299281597</text:p>
          </table:table-cell>
          <table:table-cell office:value-type="float" office:value="28.8690950871" calcext:value-type="float">
            <text:p>28,8690950871</text:p>
          </table:table-cell>
          <table:table-cell office:value-type="float" office:value="28.5935838223" calcext:value-type="float">
            <text:p>28,5935838223</text:p>
          </table:table-cell>
          <table:table-cell office:value-type="float" office:value="28.5693430901" calcext:value-type="float">
            <text:p>28,5693430901</text:p>
          </table:table-cell>
          <table:table-cell office:value-type="float" office:value="53.9347748756" calcext:value-type="float">
            <text:p>53,9347748756</text:p>
          </table:table-cell>
          <table:table-cell office:value-type="float" office:value="10.798115015" calcext:value-type="float">
            <text:p>10,798115015</text:p>
          </table:table-cell>
        </table:table-row>
        <table:table-row table:style-name="ro1">
          <table:table-cell office:value-type="string" calcext:value-type="string">
            <text:p>arq_1004.in</text:p>
          </table:table-cell>
          <table:table-cell office:value-type="float" office:value="5000" calcext:value-type="float">
            <text:p>5000</text:p>
          </table:table-cell>
          <table:table-cell office:value-type="float" office:value="34.0958409309" calcext:value-type="float">
            <text:p>34,0958409309</text:p>
          </table:table-cell>
          <table:table-cell office:value-type="float" office:value="36.0552611351" calcext:value-type="float">
            <text:p>36,0552611351</text:p>
          </table:table-cell>
          <table:table-cell office:value-type="float" office:value="35.6539709568" calcext:value-type="float">
            <text:p>35,6539709568</text:p>
          </table:table-cell>
          <table:table-cell office:value-type="float" office:value="35.6211249828" calcext:value-type="float">
            <text:p>35,6211249828</text:p>
          </table:table-cell>
          <table:table-cell office:value-type="float" office:value="67.2027468681" calcext:value-type="float">
            <text:p>67,2027468681</text:p>
          </table:table-cell>
          <table:table-cell office:value-type="float" office:value="13.4579701424" calcext:value-type="float">
            <text:p>13,4579701424</text:p>
          </table:table-cell>
        </table:table-row>
        <table:table-row table:style-name="ro1">
          <table:table-cell office:value-type="string" calcext:value-type="string">
            <text:p>arq_1005.in</text:p>
          </table:table-cell>
          <table:table-cell office:value-type="float" office:value="6000" calcext:value-type="float">
            <text:p>6000</text:p>
          </table:table-cell>
          <table:table-cell office:value-type="float" office:value="40.8685920238" calcext:value-type="float">
            <text:p>40,8685920238</text:p>
          </table:table-cell>
          <table:table-cell office:value-type="float" office:value="43.2459590435" calcext:value-type="float">
            <text:p>43,2459590435</text:p>
          </table:table-cell>
          <table:table-cell office:value-type="float" office:value="42.7905571461" calcext:value-type="float">
            <text:p>42,7905571461</text:p>
          </table:table-cell>
          <table:table-cell office:value-type="float" office:value="42.7014188766" calcext:value-type="float">
            <text:p>42,7014188766</text:p>
          </table:table-cell>
          <table:table-cell office:value-type="float" office:value="81.0763478279" calcext:value-type="float">
            <text:p>81,0763478279</text:p>
          </table:table-cell>
          <table:table-cell office:value-type="float" office:value="16.1336050034" calcext:value-type="float">
            <text:p>16,1336050034</text:p>
          </table:table-cell>
        </table:table-row>
        <table:table-row table:style-name="ro1">
          <table:table-cell office:value-type="string" calcext:value-type="string">
            <text:p>arq_1006.in</text:p>
          </table:table-cell>
          <table:table-cell office:value-type="float" office:value="7000" calcext:value-type="float">
            <text:p>7000</text:p>
          </table:table-cell>
          <table:table-cell office:value-type="float" office:value="47.6346800327" calcext:value-type="float">
            <text:p>47,6346800327</text:p>
          </table:table-cell>
          <table:table-cell office:value-type="float" office:value="50.311111927" calcext:value-type="float">
            <text:p>50,311111927</text:p>
          </table:table-cell>
          <table:table-cell office:value-type="float" office:value="49.7899849415" calcext:value-type="float">
            <text:p>49,7899849415</text:p>
          </table:table-cell>
          <table:table-cell office:value-type="float" office:value="49.6061089039" calcext:value-type="float">
            <text:p>49,6061089039</text:p>
          </table:table-cell>
          <table:table-cell office:value-type="float" office:value="93.7752871513" calcext:value-type="float">
            <text:p>93,7752871513</text:p>
          </table:table-cell>
          <table:table-cell office:value-type="float" office:value="18.8021600246" calcext:value-type="float">
            <text:p>18,8021600246</text:p>
          </table:table-cell>
        </table:table-row>
        <table:table-row table:style-name="ro1">
          <table:table-cell office:value-type="string" calcext:value-type="string">
            <text:p>arq_1007.in</text:p>
          </table:table-cell>
          <table:table-cell office:value-type="float" office:value="8000" calcext:value-type="float">
            <text:p>8000</text:p>
          </table:table-cell>
          <table:table-cell office:value-type="float" office:value="54.404168129" calcext:value-type="float">
            <text:p>54,404168129</text:p>
          </table:table-cell>
          <table:table-cell office:value-type="float" office:value="57.5579349995" calcext:value-type="float">
            <text:p>57,5579349995</text:p>
          </table:table-cell>
          <table:table-cell office:value-type="float" office:value="56.8385679722" calcext:value-type="float">
            <text:p>56,8385679722</text:p>
          </table:table-cell>
          <table:table-cell office:value-type="float" office:value="56.6745710373" calcext:value-type="float">
            <text:p>56,6745710373</text:p>
          </table:table-cell>
          <table:table-cell office:value-type="float" office:value="107.188434124" calcext:value-type="float">
            <text:p>107,188434124</text:p>
          </table:table-cell>
          <table:table-cell office:value-type="float" office:value="21.4610300064" calcext:value-type="float">
            <text:p>21,4610300064</text:p>
          </table:table-cell>
        </table:table-row>
        <table:table-row table:style-name="ro1">
          <table:table-cell office:value-type="string" calcext:value-type="string">
            <text:p>arq_1008.in</text:p>
          </table:table-cell>
          <table:table-cell office:value-type="float" office:value="9000" calcext:value-type="float">
            <text:p>9000</text:p>
          </table:table-cell>
          <table:table-cell office:value-type="float" office:value="60.9551019669" calcext:value-type="float">
            <text:p>60,9551019669</text:p>
          </table:table-cell>
          <table:table-cell office:value-type="float" office:value="64.607863903" calcext:value-type="float">
            <text:p>64,607863903</text:p>
          </table:table-cell>
          <table:table-cell office:value-type="float" office:value="64.2918639183" calcext:value-type="float">
            <text:p>64,2918639183</text:p>
          </table:table-cell>
          <table:table-cell office:value-type="float" office:value="63.7932808399" calcext:value-type="float">
            <text:p>63,7932808399</text:p>
          </table:table-cell>
          <table:table-cell office:value-type="float" office:value="122.468348026" calcext:value-type="float">
            <text:p>122,468348026</text:p>
          </table:table-cell>
          <table:table-cell office:value-type="float" office:value="24.1179890633" calcext:value-type="float">
            <text:p>24,11798906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00/00/0000</text:date>, <text:time style:data-style-name="N2" text:time-value="14:18:54.3401819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6T14:34:45.007249015</dc:date>
    <meta:generator>LibreOffice/5.0.5.2$Linux_X86_64 LibreOffice_project/00m0$Build-2</meta:generator>
    <meta:editing-duration>PT50S</meta:editing-duration>
    <meta:editing-cycles>2</meta:editing-cycles>
    <meta:document-statistic meta:table-count="1" meta:cell-count="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285cm" svg:height="14.371cm" xlink:href=".." xlink:type="simple" chart:class="chart:bar" chart:column-mapping="5 0 2 3 1 4" chart:style-name="ch1">
        <chart:title svg:x="10.36cm" svg:y="0.423cm" chart:style-name="ch2">
          <text:p>Desempenho Por Iterações</text:p>
        </chart:title>
        <chart:legend chart:legend-position="end" svg:x="22.064cm" svg:y="5.641cm" style:legend-expansion="high" chart:style-name="ch3"/>
        <chart:plot-area chart:style-name="ch4" table:cell-range-address="Sheet1.B1:Sheet1.H10" chart:data-source-has-labels="both" svg:x="1.536cm" svg:y="1.515cm" svg:width="20.003cm" svg:height="11.588cm">
          <chartooo:coordinate-region svg:x="2.343cm" svg:y="1.715cm" svg:width="19.196cm" svg:height="10.741cm"/>
          <chart:axis chart:dimension="x" chart:name="primary-x" chart:style-name="ch5" chartooo:axis-type="auto">
            <chartooo:date-scale/>
            <chart:title svg:x="9.707cm" svg:y="13.39cm" chart:style-name="ch6">
              <text:p>Quantidade de iterações</text:p>
            </chart:title>
            <chart:categories table:cell-range-address="Sheet1.B2:Sheet1.B10"/>
          </chart:axis>
          <chart:axis chart:dimension="y" chart:name="primary-y" chart:style-name="ch7">
            <chart:title svg:x="0.451cm" svg:y="9.033cm" chart:style-name="ch8">
              <text:p>Tempo de execução (s)</text:p>
            </chart:title>
            <chart:grid chart:style-name="ch9" chart:class="major"/>
          </chart:axis>
          <chart:series chart:style-name="ch10" chart:values-cell-range-address="Sheet1.H2:Sheet1.H10" chart:label-cell-address="Sheet1.H1:Sheet1.H1" chart:class="chart:bar">
            <chart:data-point chart:repeated="9"/>
          </chart:series>
          <chart:series chart:style-name="ch11" chart:values-cell-range-address="Sheet1.C2:Sheet1.C10" chart:label-cell-address="Sheet1.C1:Sheet1.C1" chart:class="chart:bar">
            <chart:data-point chart:repeated="9"/>
          </chart:series>
          <chart:series chart:style-name="ch12" chart:values-cell-range-address="Sheet1.E2:Sheet1.E10" chart:label-cell-address="Sheet1.E1:Sheet1.E1" chart:class="chart:bar">
            <chart:data-point chart:repeated="9"/>
          </chart:series>
          <chart:series chart:style-name="ch13" chart:values-cell-range-address="Sheet1.F2:Sheet1.F10" chart:label-cell-address="Sheet1.F1:Sheet1.F1" chart:class="chart:bar">
            <chart:data-point chart:repeated="9"/>
          </chart:series>
          <chart:series chart:style-name="ch14" chart:values-cell-range-address="Sheet1.D2:Sheet1.D10" chart:label-cell-address="Sheet1.D1:Sheet1.D1" chart:class="chart:bar">
            <chart:data-point chart:repeated="9"/>
          </chart:series>
          <chart:series chart:style-name="ch15" chart:values-cell-range-address="Sheet1.G2:Sheet1.G10" chart:label-cell-address="Sheet1.G1:Sheet1.G1" chart:class="chart:bar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 Shared Memory</text:p>
                <draw:g>
                  <svg:desc>Sheet1.H1:Sheet1.H1</svg:desc>
                </draw:g>
              </table:table-cell>
              <table:table-cell office:value-type="string">
                <text:p>CUDA</text:p>
                <draw:g>
                  <svg:desc>Sheet1.C1:Sheet1.C1</svg:desc>
                </draw:g>
              </table:table-cell>
              <table:table-cell office:value-type="string">
                <text:p>OpenMP Tasks</text:p>
                <draw:g>
                  <svg:desc>Sheet1.E1:Sheet1.E1</svg:desc>
                </draw:g>
              </table:table-cell>
              <table:table-cell office:value-type="string">
                <text:p>OpenMP</text:p>
                <draw:g>
                  <svg:desc>Sheet1.F1:Sheet1.F1</svg:desc>
                </draw:g>
              </table:table-cell>
              <table:table-cell office:value-type="string">
                <text:p>Pthreads</text:p>
                <draw:g>
                  <svg:desc>Sheet1.D1:Sheet1.D1</svg:desc>
                </draw:g>
              </table:table-cell>
              <table:table-cell office:value-type="string">
                <text:p>Serial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B2:Sheet1.B10</svg:desc>
                </draw:g>
              </table:table-cell>
              <table:table-cell office:value-type="float" office:value="2.82161712646">
                <text:p>2.82161712646</text:p>
                <draw:g>
                  <svg:desc>Sheet1.H2:Sheet1.H10</svg:desc>
                </draw:g>
              </table:table-cell>
              <table:table-cell office:value-type="float" office:value="7.0192959309">
                <text:p>7.0192959309</text:p>
                <draw:g>
                  <svg:desc>Sheet1.C2:Sheet1.C10</svg:desc>
                </draw:g>
              </table:table-cell>
              <table:table-cell office:value-type="float" office:value="7.3437349796">
                <text:p>7.3437349796</text:p>
                <draw:g>
                  <svg:desc>Sheet1.E2:Sheet1.E10</svg:desc>
                </draw:g>
              </table:table-cell>
              <table:table-cell office:value-type="float" office:value="7.3487751484">
                <text:p>7.3487751484</text:p>
                <draw:g>
                  <svg:desc>Sheet1.F2:Sheet1.F10</svg:desc>
                </draw:g>
              </table:table-cell>
              <table:table-cell office:value-type="float" office:value="7.4277329445">
                <text:p>7.4277329445</text:p>
                <draw:g>
                  <svg:desc>Sheet1.D2:Sheet1.D10</svg:desc>
                </draw:g>
              </table:table-cell>
              <table:table-cell office:value-type="float" office:value="14.8581809998">
                <text:p>14.8581809998</text:p>
                <draw:g>
                  <svg:desc>Sheet1.G2:Sheet1.G10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.46213293076">
                <text:p>5.46213293076</text:p>
              </table:table-cell>
              <table:table-cell office:value-type="float" office:value="13.6383578777">
                <text:p>13.6383578777</text:p>
              </table:table-cell>
              <table:table-cell office:value-type="float" office:value="14.4248440266">
                <text:p>14.4248440266</text:p>
              </table:table-cell>
              <table:table-cell office:value-type="float" office:value="14.4535970688">
                <text:p>14.4535970688</text:p>
              </table:table-cell>
              <table:table-cell office:value-type="float" office:value="14.5827548504">
                <text:p>14.5827548504</text:p>
              </table:table-cell>
              <table:table-cell office:value-type="float" office:value="27.4643528461">
                <text:p>27.464352846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8.13177990913">
                <text:p>8.13177990913</text:p>
              </table:table-cell>
              <table:table-cell office:value-type="float" office:value="20.5587627888">
                <text:p>20.5587627888</text:p>
              </table:table-cell>
              <table:table-cell office:value-type="float" office:value="21.4893319607">
                <text:p>21.4893319607</text:p>
              </table:table-cell>
              <table:table-cell office:value-type="float" office:value="21.5780379772">
                <text:p>21.5780379772</text:p>
              </table:table-cell>
              <table:table-cell office:value-type="float" office:value="21.766228199">
                <text:p>21.766228199</text:p>
              </table:table-cell>
              <table:table-cell office:value-type="float" office:value="42.2826478481">
                <text:p>42.282647848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0.798115015">
                <text:p>10.798115015</text:p>
              </table:table-cell>
              <table:table-cell office:value-type="float" office:value="27.3299281597">
                <text:p>27.3299281597</text:p>
              </table:table-cell>
              <table:table-cell office:value-type="float" office:value="28.5935838223">
                <text:p>28.5935838223</text:p>
              </table:table-cell>
              <table:table-cell office:value-type="float" office:value="28.5693430901">
                <text:p>28.5693430901</text:p>
              </table:table-cell>
              <table:table-cell office:value-type="float" office:value="28.8690950871">
                <text:p>28.8690950871</text:p>
              </table:table-cell>
              <table:table-cell office:value-type="float" office:value="53.9347748756">
                <text:p>53.934774875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3.4579701424">
                <text:p>13.4579701424</text:p>
              </table:table-cell>
              <table:table-cell office:value-type="float" office:value="34.0958409309">
                <text:p>34.0958409309</text:p>
              </table:table-cell>
              <table:table-cell office:value-type="float" office:value="35.6539709568">
                <text:p>35.6539709568</text:p>
              </table:table-cell>
              <table:table-cell office:value-type="float" office:value="35.6211249828">
                <text:p>35.6211249828</text:p>
              </table:table-cell>
              <table:table-cell office:value-type="float" office:value="36.0552611351">
                <text:p>36.0552611351</text:p>
              </table:table-cell>
              <table:table-cell office:value-type="float" office:value="67.2027468681">
                <text:p>67.202746868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6.1336050034">
                <text:p>16.1336050034</text:p>
              </table:table-cell>
              <table:table-cell office:value-type="float" office:value="40.8685920238">
                <text:p>40.8685920238</text:p>
              </table:table-cell>
              <table:table-cell office:value-type="float" office:value="42.7905571461">
                <text:p>42.7905571461</text:p>
              </table:table-cell>
              <table:table-cell office:value-type="float" office:value="42.7014188766">
                <text:p>42.7014188766</text:p>
              </table:table-cell>
              <table:table-cell office:value-type="float" office:value="43.2459590435">
                <text:p>43.2459590435</text:p>
              </table:table-cell>
              <table:table-cell office:value-type="float" office:value="81.0763478279">
                <text:p>81.0763478279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8.8021600246">
                <text:p>18.8021600246</text:p>
              </table:table-cell>
              <table:table-cell office:value-type="float" office:value="47.6346800327">
                <text:p>47.6346800327</text:p>
              </table:table-cell>
              <table:table-cell office:value-type="float" office:value="49.7899849415">
                <text:p>49.7899849415</text:p>
              </table:table-cell>
              <table:table-cell office:value-type="float" office:value="49.6061089039">
                <text:p>49.6061089039</text:p>
              </table:table-cell>
              <table:table-cell office:value-type="float" office:value="50.311111927">
                <text:p>50.311111927</text:p>
              </table:table-cell>
              <table:table-cell office:value-type="float" office:value="93.7752871513">
                <text:p>93.775287151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1.4610300064">
                <text:p>21.4610300064</text:p>
              </table:table-cell>
              <table:table-cell office:value-type="float" office:value="54.404168129">
                <text:p>54.404168129</text:p>
              </table:table-cell>
              <table:table-cell office:value-type="float" office:value="56.8385679722">
                <text:p>56.8385679722</text:p>
              </table:table-cell>
              <table:table-cell office:value-type="float" office:value="56.6745710373">
                <text:p>56.6745710373</text:p>
              </table:table-cell>
              <table:table-cell office:value-type="float" office:value="57.5579349995">
                <text:p>57.5579349995</text:p>
              </table:table-cell>
              <table:table-cell office:value-type="float" office:value="107.188434124">
                <text:p>107.188434124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4.1179890633">
                <text:p>24.1179890633</text:p>
              </table:table-cell>
              <table:table-cell office:value-type="float" office:value="60.9551019669">
                <text:p>60.9551019669</text:p>
              </table:table-cell>
              <table:table-cell office:value-type="float" office:value="64.2918639183">
                <text:p>64.2918639183</text:p>
              </table:table-cell>
              <table:table-cell office:value-type="float" office:value="63.7932808399">
                <text:p>63.7932808399</text:p>
              </table:table-cell>
              <table:table-cell office:value-type="float" office:value="64.607863903">
                <text:p>64.607863903</text:p>
              </table:table-cell>
              <table:table-cell office:value-type="float" office:value="122.468348026">
                <text:p>122.4683480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